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1" svg:font-family="'Times New Roman'" style:font-family-generic="roman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  <style:style style:name="T1" style:family="text">
      <style:text-properties style:font-name="Times New Roman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/></text:p>
      <text:p text:style-name="Standard"><text:span text:style-name="T1">bdSerial</text:span></text:p>
      <text:p text:style-name="Standard"><text:span text:style-name="T1">bdListBox</text:span></text:p>
      <text:p text:style-name="Standard"><text:span text:style-name="T1">versionLabel</text:span></text:p>
      <text:p text:style-name="Standard"><text:span text:style-name="T1">plusButton</text:span></text:p>
      <text:p text:style-name="Standard"><text:span text:style-name="T1"/></text:p>
      <text:p text:style-name="Standard"><text:span text:style-name="T1">provCombo</text:span></text:p>
      <text:p text:style-name="Standard"><text:span text:style-name="T1">techCombo</text:span></text:p>
      <text:p text:style-name="Standard"><text:span text:style-name="T1"/></text:p>
      <text:p text:style-name="Standard"><text:span text:style-name="T1">addButton</text:span></text:p>
      <text:p text:style-name="Standard"><text:span text:style-name="T1">removeButton</text:span></text:p>
      <text:p text:style-name="Standard"><text:span text:style-name="T1">nextButton</text:span></text:p>
      <text:p text:style-name="Standard"><text:span text:style-name="T1">prevButton</text:span></text:p>
      <text:p text:style-name="Standard"><text:span text:style-name="T1">doneButton</text:span></text:p>
      <text:p text:style-name="Standard"><text:span text:style-name="T1">serialLabel</text:span></text:p>
      <text:p text:style-name="Standard"><text:span text:style-name="T1">typeLabel</text:span></text:p>
      <text:p text:style-name="Standard"><text:span text:style-name="T1"/></text:p>
      <text:p text:style-name="Standard"><text:span text:style-name="T1">isProtocol</text:span></text:p>
      <text:p text:style-name="Standard"><text:span text:style-name="T1">isSertificateRus</text:span></text:p>
      <text:p text:style-name="Standard"><text:span text:style-name="T1">isSertificateEng</text:span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1" svg:font-family="'Times New Roman'" style:font-family-generic="roman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one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none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2-10T09:05:32.51</meta:creation-date>
    <dc:date>2020-02-10T16:18:28.53</dc:date>
    <meta:editing-duration>PT2H57M54S</meta:editing-duration>
    <meta:editing-cycles>3</meta:editing-cycles>
    <meta:generator>OpenOffice/4.1.6$Win32 OpenOffice.org_project/416m1$Build-9790</meta:generator>
    <meta:document-statistic meta:table-count="0" meta:image-count="0" meta:object-count="0" meta:page-count="1" meta:paragraph-count="16" meta:word-count="16" meta:character-count="170"/>
  </office:meta>
</office:document-meta>
</file>